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"/>
    <style:style style:name="P3" style:family="paragraph" style:parent-style-name="Text_20_body" style:list-style-name="L2"/>
    <style:style style:name="P4" style:family="paragraph" style:parent-style-name="Heading_20_2">
      <style:paragraph-properties fo:break-before="pag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Alexander Wong</text:h>
      <text:h text:style-name="P2" text:outline-level="2">Michelle Naylor</text:h>
      <text:h text:style-name="P2" text:outline-level="2"/>
      <text:h text:style-name="P2" text:outline-level="2">CMPUT 291</text:h>
      <text:h text:style-name="P2" text:outline-level="2">Mini Project I</text:h>
      <text:h text:style-name="P2" text:outline-level="2">March 11, 2013</text:h>
      <text:h text:style-name="P4" text:outline-level="2">Sample usage:</text:h>
      <text:list xml:id="list2140599600" text:style-name="L1">
        <text:list-item>
          <text:p text:style-name="P1">User is prompted to log in to JDBC</text:p>
        </text:list-item>
        <text:list-item>
          <text:p text:style-name="P1">User is prompted to log in as a ujiji user or register as a new ujiji user:</text:p>
          <text:list>
            <text:list-item>
              <text:list>
                <text:list-item>
                  <text:p text:style-name="P1">Upon being logged in, the ujiji user is shown any new reviews written about them, in multiples of 3</text:p>
                </text:list-item>
                <text:list-item>
                  <text:p text:style-name="P1">Prompts ujiji user to view more ads if available, again in multiples of 3</text:p>
                </text:list-item>
              </text:list>
            </text:list-item>
          </text:list>
        </text:list-item>
        <text:list-item>
          <text:p text:style-name="P1">User is prompted to choose from the following options:</text:p>
          <text:list>
            <text:list-item>
              <text:p text:style-name="P1">'0' for logout:</text:p>
              <text:list>
                <text:list-item>
                  <text:p text:style-name="P1">Will logout the ujiji user</text:p>
                </text:list-item>
                <text:list-item>
                  <text:p text:style-name="P1">Returns the user to step 2) options</text:p>
                </text:list-item>
              </text:list>
            </text:list-item>
            <text:list-item>
              <text:p text:style-name="P1">'1' for post ad:</text:p>
              <text:list>
                <text:list-item>
                  <text:p text:style-name="P1">Allows the ujiji user to post ads</text:p>
                </text:list-item>
                <text:list-item>
                  <text:p text:style-name="P1">Prompts ujiji user for all required ad components</text:p>
                </text:list-item>
                <text:list-item>
                  <text:p text:style-name="P1">Note: The user is able to make a new category for the ad being posted. <text:s/>This is in addition to the assignment's specifications.</text:p>
                </text:list-item>
              </text:list>
            </text:list-item>
            <text:list-item>
              <text:p text:style-name="P1">'2' for list own ads:</text:p>
              <text:list>
                <text:list-item>
                  <text:p text:style-name="P1">Shows all ads posted by the ujiji user in multiples of 5</text:p>
                </text:list-item>
                <text:list-item>
                  <text:p text:style-name="P1">Prompts ujiji user to view more ads, if available, again in multiples of 5</text:p>
                </text:list-item>
                <text:list-item>
                  <text:p text:style-name="P1">Allows ujiji user to delete one of their ads, or promote one of their ads</text:p>
                </text:list-item>
              </text:list>
            </text:list-item>
            <text:list-item>
              <text:p text:style-name="P1">'3' for search ads:</text:p>
              <text:list>
                <text:list-item>
                  <text:p text:style-name="P1">Prompts user to enter keywords</text:p>
                </text:list-item>
                <text:list-item>
                  <text:p text:style-name="P1">All ads with titles or descriptions matching any of the keywords entered will be printed in multiples of 5</text:p>
                </text:list-item>
                <text:list-item>
                  <text:p text:style-name="P1">Prompts ujiji user to view more ads, if available, again in multiples of 5</text:p>
                </text:list-item>
                <text:list-item>
                  <text:p text:style-name="P1">Prompts ujiji user to view more specific ad detail</text:p>
                </text:list-item>
              </text:list>
            </text:list-item>
            <text:list-item>
              <text:p text:style-name="P1">'4' for search users:</text:p>
              <text:list>
                <text:list-item>
                  <text:p text:style-name="P1">Prompts ujiji user to choose if search will be by email or name</text:p>
                </text:list-item>
                <text:list-item>
                  <text:p text:style-name="P1">Prompts ujiji user for email or name, depending on choice made above</text:p>
                </text:list-item>
                <text:list-item>
                  <text:p text:style-name="P1">Prompts ujiji user to see reviews written about the user, or to write a review about the user</text:p>
                </text:list-item>
              </text:list>
            </text:list-item>
          </text:list>
        </text:list-item>
      </text:list>
      <text:p text:style-name="Text_20_body">Note, the user can return to the previous screen at anytime by pressing '0'.</text:p>
      <text:h text:style-name="Heading_20_2" text:outline-level="2">Methods used:</text:h>
      <text:p text:style-name="Standard">public static void main(String args[]):</text:p>
      <text:p text:style-name="Standard"><text:soft-page-break/><text:s text:c="7"/>- connection to jdbc driver</text:p>
      <text:p text:style-name="Standard"><text:s text:c="7"/>- loop for ujiji options: '0' for logout, '1' for post ad, '2' for list own ads,'3' for search ads, <text:tab/><text:tab/><text:tab/><text:tab/>'4' for search users</text:p>
      <text:p text:style-name="Standard"><text:s text:c="7"/>- calls logchoice(), logout(), ad_post(), own_ads(), ad_search(), user_search()</text:p>
      <text:p text:style-name="Standard"></text:p>
      <text:p text:style-name="Standard">public static String logchoice(): </text:p>
      <text:p text:style-name="Standard"><text:s text:c="7"/>- This function allows users to login or register as a new user</text:p>
      <text:p text:style-name="Standard"><text:s text:c="7"/>- Display all reviews between last_login and current system time where reviewee = email</text:p>
      <text:p text:style-name="Standard"><text:s text:c="7"/>- Register user screen here, ask for new email and pass</text:p>
      <text:p text:style-name="Standard"/>
      <text:p text:style-name="Standard">public static void logout():</text:p>
      <text:p text:style-name="Standard"><text:s text:c="7"/>- <text:s/>Logs out of the system, sets current system time to last_login</text:p>
      <text:p text:style-name="Standard"></text:p>
      <text:p text:style-name="Standard">public static void own_ads():</text:p>
      <text:p text:style-name="Standard"><text:s text:c="7"/>- displays a user's own ads</text:p>
      <text:p text:style-name="Standard"><text:s text:c="7"/>- asks user if they want to delete an ad, or promote it</text:p>
      <text:p text:style-name="Standard"><text:s text:c="7"/>- calls own_ad_print, ad_delete(), ad_promote</text:p>
      <text:p text:style-name="Standard"></text:p>
      <text:p text:style-name="Standard">public static void own_ad_print(ResultSet rset):</text:p>
      <text:p text:style-name="Standard"><text:s text:c="7"/>- prints ads from own_ads() ResultSet in multiples of 5</text:p>
      <text:p text:style-name="Standard"><text:s text:c="7"/>- asks to print more in multiples of 5</text:p>
      <text:p text:style-name="Standard"></text:p>
      <text:p text:style-name="Standard">public static void ad_promote(ResultSet rset):</text:p>
      <text:p text:style-name="Standard"><text:s text:c="7"/>- promotes an ad, as selected by user</text:p>
      <text:p text:style-name="Standard"></text:p>
      <text:p text:style-name="Standard">public static void ad_delete(ResultSet rset):</text:p>
      <text:p text:style-name="Standard"><text:s text:c="7"/>- Deletes a specific ad, as selected by user</text:p>
      <text:p text:style-name="Standard"></text:p>
      <text:p text:style-name="Standard">public static void ad_search():</text:p>
      <text:p text:style-name="Standard"><text:s text:c="7"/>- Finds an ad based on keywords entered</text:p>
      <text:p text:style-name="Standard"><text:s text:c="7"/>- Calls ad_print(), ad_moredetail()</text:p>
      <text:p text:style-name="Standard"></text:p>
      <text:p text:style-name="Standard">public static void ad_print(ResultSet rset):</text:p>
      <text:p text:style-name="Standard"><text:s text:c="7"/>- prints ads in ad_search() ResultSet in multiples of 5</text:p>
      <text:p text:style-name="Standard"><text:s text:c="7"/>- asks to print more in multiples of 5</text:p>
      <text:p text:style-name="Standard"></text:p>
      <text:p text:style-name="Standard">public static void ad_moredetail(ResultSet rset):</text:p>
      <text:p text:style-name="Standard"><text:s text:c="7"/>- Provides more detail for a specific ad, as selected by user</text:p>
      <text:p text:style-name="Standard"></text:p>
      <text:p text:style-name="Standard">public static void user_search():</text:p>
      <text:p text:style-name="Standard"><text:s text:c="7"/>- User should be able search by email or search by name</text:p>
      <text:p text:style-name="Standard"><text:s text:c="7"/>- If search by name, returns a result of all users with that name; </text:p>
      <text:p text:style-name="Standard"><text:s text:c="7"/>- user should be able to select one from the list.</text:p>
      <text:p text:style-name="Standard"><text:s text:c="7"/>- calls user_options()</text:p>
      <text:p text:style-name="Standard"></text:p>
      <text:p text:style-name="Standard">public static void user_options(String email):</text:p>
      <text:p text:style-name="Standard"><text:s text:c="7"/>- This function takes the email given and allows user to choose the following </text:p>
      <text:p text:style-name="Standard"><text:s text:c="7"/>options:</text:p>
      <text:p text:style-name="Standard"><text:tab/> <text:s text:c="2"/>1) See all the reviews posted about this email</text:p>
      <text:p text:style-name="Standard"><text:soft-page-break/><text:tab/> <text:s text:c="2"/>2) Write a review for this email</text:p>
      <text:p text:style-name="Standard"><text:s text:c="7"/>- calls list_reviews, write_review</text:p>
      <text:p text:style-name="Standard"></text:p>
      <text:p text:style-name="Standard">public static void write_review(String reviewee):</text:p>
      <text:p text:style-name="Standard"><text:s text:c="7"/>- This function takes the class global userstate as the reviewer</text:p>
      <text:p text:style-name="Standard"><text:s text:c="7"/>and writes a review for the reviewee</text:p>
      <text:p text:style-name="Standard"><text:s text:c="7"/>- This function assumes the two emails are valid.</text:p>
      <text:p text:style-name="Standard"><text:s text:c="7"/>- This function will not allow a user to write a review for himself.</text:p>
      <text:p text:style-name="Standard"></text:p>
      <text:p text:style-name="Standard">public static void list_reviews(String reviewee):</text:p>
      <text:p text:style-name="Standard"><text:s text:c="7"/>- This function takes the reviewee and prints all the reviews reviewing the reviewee</text:p>
      <text:p text:style-name="Standard"></text:p>
      <text:p text:style-name="Standard">public static void ad_post():</text:p>
      <text:p text:style-name="Standard"><text:s text:c="7"/>- Posting an ad:</text:p>
      <text:p text:style-name="Standard"><text:s text:c="7"/><text:tab/> Select an ad type (S or W):</text:p>
      <text:p text:style-name="Standard"><text:tab/> Enter in the title, price, description, location </text:p>
      <text:p text:style-name="Standard"><text:tab/> Select a category or create a new category</text:p>
      <text:p text:style-name="Standard"><text:tab/> Have the program generate the aid and poster</text:p>
      <text:p text:style-name="Standard"></text:p>
      <text:p text:style-name="Standard">public static String new_category():</text:p>
      <text:p text:style-name="Standard"><text:s text:c="7"/>- This function allows a user to create a new category</text:p>
      <text:p text:style-name="Standard"/>
      <text:h text:style-name="Heading_20_2" text:outline-level="2">Testing strategy:</text:h>
      <text:p text:style-name="Text_20_body">Alex and I tested our own code by going through the usage of the system using many base cases, and as many edge cases as we could think of. <text:s/>For example, whenever a user is prompted to enter something, the gamut of possible entries were run – numbers 0 – 9, alphabetic entries, no entries, etc. <text:s/>We also performed the same testing strategy on each other's code for thoroughness.</text:p>
      <text:p text:style-name="Text_20_body"/>
      <text:p text:style-name="Text_20_body">The most common bugs found were :</text:p>
      <text:list xml:id="list663398651" text:style-name="L2">
        <text:list-item>
          <text:p text:style-name="P3">NullPointerException, when SQL statements returned an empty set</text:p>
        </text:list-item>
        <text:list-item>
          <text:p text:style-name="P3">Dealing with inappropriate input. <text:s/>For example, user needs to enter a number between 0 – 3, handling any other input elegantly.</text:p>
        </text:list-item>
      </text:list>
      <text:h text:style-name="Heading_20_2" text:outline-level="2">Group work strategy:</text:h>
      <text:p text:style-name="Text_20_body">Alex completed : login screen, search for users, posting an ad, and logout</text:p>
      <text:p text:style-name="Text_20_body">Michelle completed: list own ads, search for users, and design document</text:p>
      <text:p text:style-name="Text_20_body"/>
      <text:p text:style-name="Text_20_body">Alex and Michelle each took roughly 30 hours to complete and test the project.</text:p>
      <text:p text:style-name="Text_20_body"/>
      <text:p text:style-name="Text_20_body">Git and email was used to keep the project on tr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 Naylor</meta:initial-creator>
    <meta:creation-date>2013-03-09T13:10:15</meta:creation-date>
    <dc:date>2013-03-09T17:25:29</dc:date>
    <dc:creator>Michelle Naylor</dc:creator>
    <meta:editing-duration>PT4H9M46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4" meta:paragraph-count="112" meta:word-count="924" meta:character-count="5410" meta:non-whitespace-character-count="4279"/>
  </office:meta>
</office:document-meta>
</file>